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48c172a"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48c172a"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f5fa0" officeooo:paragraph-rsid="06ef5fa0"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ef94cb"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fa7412"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cf62c" officeooo:paragraph-rsid="06fa7412"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dc2d5" officeooo:paragraph-rsid="06fdc2d5"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8c91" officeooo:paragraph-rsid="06ff8c91"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ac83" officeooo:paragraph-rsid="06ff8c91"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08d3b" officeooo:paragraph-rsid="07008d3b"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323ee" officeooo:paragraph-rsid="07008d3b"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7ff6" officeooo:paragraph-rsid="07057ff6"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a8a1" officeooo:paragraph-rsid="0705a8a1"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5a8a1"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840d9"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09f" officeooo:paragraph-rsid="070840d9"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b67" officeooo:paragraph-rsid="070c2b67"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dcad7"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f39c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e087" officeooo:paragraph-rsid="070f47df"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102fe" officeooo:paragraph-rsid="071102fe"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102f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3fc73"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7bccf" officeooo:paragraph-rsid="07165de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0052a" officeooo:paragraph-rsid="0720052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6560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65608" officeooo:paragraph-rsid="0726560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883f9" officeooo:paragraph-rsid="072883f9"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50"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51"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52"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f8c91" officeooo:paragraph-rsid="06ff8c91" fo:background-color="transparent" style:font-size-asian="8pt" style:font-style-asian="italic" style:font-weight-asian="normal" style:font-size-complex="8pt" style:font-style-complex="italic" style:font-weight-complex="normal"/>
    </style:style>
    <style:style style:name="P53"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10d9" officeooo:paragraph-rsid="070510d9" fo:background-color="transparent" style:font-size-asian="8pt" style:font-style-asian="italic" style:font-weight-asian="normal" style:font-size-complex="8pt" style:font-style-complex="italic" style:font-weight-complex="normal"/>
    </style:style>
    <style:style style:name="P54"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a8a1" officeooo:paragraph-rsid="0705a8a1" fo:background-color="transparent" style:font-size-asian="8pt" style:font-style-asian="italic" style:font-weight-asian="normal" style:font-size-complex="8pt" style:font-style-complex="italic" style:font-weight-complex="normal"/>
    </style:style>
    <style:style style:name="P55"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3fc73" officeooo:paragraph-rsid="0713fc73" fo:background-color="transparent" style:font-size-asian="8pt" style:font-style-asian="italic" style:font-weight-asian="normal" style:font-size-complex="8pt" style:font-style-complex="italic" style:font-weight-complex="normal"/>
    </style:style>
    <style:style style:name="P56"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49d9c" officeooo:paragraph-rsid="0713fc73" fo:background-color="transparent" style:font-size-asian="8pt" style:font-style-asian="italic" style:font-weight-asian="normal" style:font-size-complex="8pt" style:font-style-complex="italic" style:font-weight-complex="normal"/>
    </style:style>
    <style:style style:name="P57"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cf49a" officeooo:paragraph-rsid="071cf49a" fo:background-color="transparent" style:font-size-asian="8pt" style:font-style-asian="italic" style:font-weight-asian="normal" style:font-size-complex="8pt" style:font-style-complex="italic" style:font-weight-complex="normal"/>
    </style:style>
    <style:style style:name="P58"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cf49a" fo:background-color="transparent" style:font-size-asian="8pt" style:font-style-asian="italic" style:font-weight-asian="normal" style:font-size-complex="8pt" style:font-style-complex="italic" style:font-weight-complex="normal"/>
    </style:style>
    <style:style style:name="P59"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60" style:family="paragraph" style:parent-style-name="Standard">
      <style:paragraph-properties fo:text-align="start" style:justify-single-word="false" fo:break-before="pag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61"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0052a" officeooo:paragraph-rsid="0720052a" fo:background-color="transparent" style:font-size-asian="8pt" style:font-style-asian="italic" style:font-weight-asian="normal" style:font-size-complex="8pt" style:font-style-complex="italic" style:font-weight-complex="normal"/>
    </style:style>
    <style:style style:name="P62"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65608" officeooo:paragraph-rsid="07265608" fo:background-color="transparent" style:font-size-asian="8pt" style:font-style-asian="italic" style:font-weight-asian="normal" style:font-size-complex="8pt" style:font-style-complex="italic" style:font-weight-complex="normal"/>
    </style:style>
    <style:style style:name="P63" style:family="paragraph" style:parent-style-name="Standard">
      <style:paragraph-properties fo:text-align="start" style:justify-single-word="false"/>
      <style:text-properties fo:color="#ffffff" loext:opacity="100%" style:text-position="super 58%"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64" style:family="paragraph" style:parent-style-name="Standard">
      <style:paragraph-properties fo:text-align="start" style:justify-single-word="false"/>
      <style:text-properties fo:color="#ffffff" loext:opacity="100%" style:text-position="super 58%" style:font-name="PT Mono" fo:font-size="8pt" fo:font-style="italic" style:text-underline-style="none" fo:font-weight="normal" officeooo:rsid="06ff8c91" officeooo:paragraph-rsid="06fdc2d5" fo:background-color="transparent" style:font-size-asian="8pt" style:font-style-asian="italic" style:font-weight-asian="normal" style:font-size-complex="8pt" style:font-style-complex="italic" style:font-weight-complex="normal"/>
    </style:style>
    <style:style style:name="P65" style:family="paragraph" style:parent-style-name="Standard">
      <style:paragraph-properties fo:margin-left="0.4925in" fo:margin-right="0in" fo:text-align="start" style:justify-single-word="false" fo:text-indent="0in" style:auto-text-indent="false"/>
      <style:text-properties fo:color="#ffffff" loext:opacity="100%" style:text-position="super 58%"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style:text-position="0% 100%" fo:font-style="normal" officeooo:rsid="071cf49a" officeooo:paragraph-rsid="071cf49a" style:font-style-asian="normal" style:font-style-complex="normal"/>
    </style:style>
    <style:style style:name="P67" style:family="paragraph" style:parent-style-name="Standard">
      <style:paragraph-properties fo:text-align="start" style:justify-single-word="false"/>
      <style:text-properties style:text-position="0% 100%" fo:font-style="normal" officeooo:rsid="0719a1df" officeooo:paragraph-rsid="071cf49a" style:font-style-asian="normal" style:font-style-complex="normal"/>
    </style:style>
    <style:style style:name="P68" style:family="paragraph" style:parent-style-name="Standard">
      <style:paragraph-properties fo:text-align="start" style:justify-single-word="false"/>
      <style:text-properties style:text-position="0% 100%" fo:font-style="normal" officeooo:rsid="0719a1df" officeooo:paragraph-rsid="0719a1df" style:font-style-asian="normal" style:font-style-complex="normal"/>
    </style:style>
    <style:style style:name="P69" style:family="paragraph" style:parent-style-name="Standard">
      <style:paragraph-properties fo:text-align="start" style:justify-single-word="false"/>
      <style:text-properties style:text-position="0% 100%" fo:font-style="normal" officeooo:rsid="07165dea" officeooo:paragraph-rsid="07165dea" style:font-style-asian="normal" style:font-style-complex="normal"/>
    </style:style>
    <style:style style:name="P70" style:family="paragraph" style:parent-style-name="Standard">
      <style:paragraph-properties fo:text-align="start" style:justify-single-word="false"/>
      <style:text-properties style:text-position="0% 100%" fo:font-style="normal" officeooo:rsid="0713fc73" officeooo:paragraph-rsid="0713fc73" style:font-style-asian="normal" style:font-style-complex="normal"/>
    </style:style>
    <style:style style:name="P71" style:family="paragraph" style:parent-style-name="Standard">
      <style:paragraph-properties fo:text-align="start" style:justify-single-word="false"/>
      <style:text-properties style:text-position="0% 100%" fo:font-style="normal" officeooo:rsid="071102fe" officeooo:paragraph-rsid="071102fe" style:font-style-asian="normal" style:font-style-complex="normal"/>
    </style:style>
    <style:style style:name="P72" style:family="paragraph" style:parent-style-name="Standard">
      <style:paragraph-properties fo:text-align="start" style:justify-single-word="false"/>
      <style:text-properties style:text-position="0% 100%" fo:font-style="normal" officeooo:rsid="070f47df" officeooo:paragraph-rsid="070f47df" style:font-style-asian="normal" style:font-style-complex="normal"/>
    </style:style>
    <style:style style:name="P73" style:family="paragraph" style:parent-style-name="Standard">
      <style:paragraph-properties fo:text-align="start" style:justify-single-word="false"/>
      <style:text-properties style:text-position="0% 100%" fo:font-style="normal" officeooo:rsid="070f39c6" officeooo:paragraph-rsid="070f39c6" style:font-style-asian="normal" style:font-style-complex="normal"/>
    </style:style>
    <style:style style:name="P74" style:family="paragraph" style:parent-style-name="Standard">
      <style:paragraph-properties fo:text-align="start" style:justify-single-word="false"/>
      <style:text-properties style:text-position="0% 100%" fo:font-style="normal" officeooo:rsid="070dcad7" officeooo:paragraph-rsid="070dcad7" style:font-style-asian="normal" style:font-style-complex="normal"/>
    </style:style>
    <style:style style:name="P75" style:family="paragraph" style:parent-style-name="Standard">
      <style:paragraph-properties fo:text-align="start" style:justify-single-word="false"/>
      <style:text-properties style:text-position="0% 100%" fo:font-style="normal" officeooo:rsid="070c2b67" officeooo:paragraph-rsid="070c2b67" style:font-style-asian="normal" style:font-style-complex="normal"/>
    </style:style>
    <style:style style:name="P76"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77"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78"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79"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80"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81"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82"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83"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84" style:family="paragraph" style:parent-style-name="Standard">
      <style:paragraph-properties fo:margin-left="0.4925in" fo:margin-right="0in" fo:text-align="start" style:justify-single-word="false" fo:text-indent="0in" style:auto-text-indent="false"/>
      <style:text-properties style:text-position="0% 100%" fo:font-style="normal" style:text-underline-style="none" fo:font-weight="normal" officeooo:rsid="071fabaa" officeooo:paragraph-rsid="071fabaa" style:font-style-asian="normal" style:font-weight-asian="normal" style:font-style-complex="normal" style:font-weight-complex="normal"/>
    </style:style>
    <style:style style:name="P85"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0052a" officeooo:paragraph-rsid="0720052a" style:font-style-asian="normal" style:font-weight-asian="normal" style:font-style-complex="normal" style:font-weight-complex="normal"/>
    </style:style>
    <style:style style:name="P86"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3f78a" officeooo:paragraph-rsid="07265608" style:font-style-asian="normal" style:font-weight-asian="normal" style:font-style-complex="normal" style:font-weight-complex="normal"/>
    </style:style>
    <style:style style:name="P87"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883f9" officeooo:paragraph-rsid="072883f9" style:font-style-asian="normal" style:font-weight-asian="normal" style:font-style-complex="normal" style:font-weight-complex="normal"/>
    </style:style>
    <style:style style:name="P88"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a76ed" officeooo:paragraph-rsid="072a76ed"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style:text-position="0% 100%" fo:font-style="italic" officeooo:rsid="071e6387" officeooo:paragraph-rsid="071cf49a" style:font-style-asian="italic" style:font-style-complex="italic"/>
    </style:style>
    <style:style style:name="P90" style:family="paragraph" style:parent-style-name="Standard">
      <style:paragraph-properties fo:text-align="start" style:justify-single-word="false"/>
      <style:text-properties style:text-position="0% 100%" fo:font-style="italic" officeooo:rsid="071f889a" officeooo:paragraph-rsid="071f889a" style:font-style-asian="italic" style:font-style-complex="italic"/>
    </style:style>
    <style:style style:name="P91" style:family="paragraph" style:parent-style-name="Standard">
      <style:paragraph-properties fo:text-align="start" style:justify-single-word="false"/>
      <style:text-properties style:text-position="0% 100%" fo:font-style="italic" officeooo:rsid="0713fc73" officeooo:paragraph-rsid="0713fc73" style:font-style-asian="italic" style:font-style-complex="italic"/>
    </style:style>
    <style:style style:name="P92"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P93"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94"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95" style:family="paragraph" style:parent-style-name="Standard">
      <style:paragraph-properties fo:text-align="start" style:justify-single-word="false"/>
      <style:text-properties officeooo:rsid="06ef94cb" officeooo:paragraph-rsid="06ef94cb"/>
    </style:style>
    <style:style style:name="P96" style:family="paragraph" style:parent-style-name="Standard">
      <style:paragraph-properties fo:text-align="start" style:justify-single-word="false"/>
      <style:text-properties officeooo:rsid="06ea7a44" officeooo:paragraph-rsid="06ef5fa0"/>
    </style:style>
    <style:style style:name="P97" style:family="paragraph" style:parent-style-name="Standard">
      <style:paragraph-properties fo:text-align="start" style:justify-single-word="false"/>
      <style:text-properties officeooo:rsid="06ea7a44" officeooo:paragraph-rsid="06ea7a44"/>
    </style:style>
    <style:style style:name="P98" style:family="paragraph" style:parent-style-name="Standard">
      <style:paragraph-properties fo:text-align="start" style:justify-single-word="false"/>
      <style:text-properties officeooo:rsid="06e9612c" officeooo:paragraph-rsid="06e9612c"/>
    </style:style>
    <style:style style:name="P99" style:family="paragraph" style:parent-style-name="Standard">
      <style:paragraph-properties fo:text-align="start" style:justify-single-word="false"/>
      <style:text-properties officeooo:rsid="06e963bb" officeooo:paragraph-rsid="06e963bb"/>
    </style:style>
    <style:style style:name="P100" style:family="paragraph" style:parent-style-name="Standard">
      <style:paragraph-properties fo:text-align="start" style:justify-single-word="false"/>
      <style:text-properties officeooo:rsid="048c172a" officeooo:paragraph-rsid="048c172a"/>
    </style:style>
    <style:style style:name="P101"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a76ed" officeooo:paragraph-rsid="072a76ed" style:font-style-asian="normal" style:font-weight-asian="normal" style:font-style-complex="normal" style:font-weight-complex="normal"/>
    </style:style>
    <style:style style:name="P102"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b6569" officeooo:paragraph-rsid="072b6569" style:font-style-asian="normal" style:font-weight-asian="normal" style:font-style-complex="normal" style:font-weight-complex="normal"/>
    </style:style>
    <style:style style:name="P103" style:family="paragraph" style:parent-style-name="Standard">
      <style:paragraph-properties fo:margin-left="0in" fo:margin-right="0in" fo:text-align="start" style:justify-single-word="false" fo:text-indent="0in" style:auto-text-indent="false" fo:break-before="page"/>
      <style:text-properties style:text-position="0% 100%" fo:font-style="normal" style:text-underline-style="none" fo:font-weight="normal" officeooo:rsid="072b6569" officeooo:paragraph-rsid="072b6569" style:font-style-asian="normal" style:font-weight-asian="normal" style:font-style-complex="normal" style:font-weight-complex="normal"/>
    </style:style>
    <style:style style:name="P104"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ed24b" officeooo:paragraph-rsid="072ed24b" style:font-style-asian="normal" style:font-weight-asian="normal"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2"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4"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color="#ffffff" loext:opacity="100%" style:text-position="super 58%"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fo:background-color="transparent" loext:char-shading-value="0" style:font-size-asian="8pt" style:font-style-asian="italic" style:font-size-complex="8pt" style:font-style-complex="italic"/>
    </style:style>
    <style:style style:name="T23" style:family="text">
      <style:text-properties fo:color="#ffffff" loext:opacity="100%" style:text-position="super 58%" style:font-name="PT Mono" fo:font-size="8pt" fo:font-style="italic" officeooo:rsid="07265608" fo:background-color="transparent" loext:char-shading-value="0" style:font-size-asian="8pt" style:font-style-asian="italic" style:font-size-complex="8pt" style:font-style-complex="italic"/>
    </style:style>
    <style:style style:name="T24"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7"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8" style:family="text">
      <style:text-properties fo:color="#ffffff" loext:opacity="100%" style:text-position="super 58%"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39" style:family="text">
      <style:text-properties fo:color="#ffffff" loext:opacity="100%" style:text-position="super 58%"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40" style:family="text">
      <style:text-properties fo:color="#ffffff" loext:opacity="100%" style:text-position="super 58%"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41" style:family="text">
      <style:text-properties fo:color="#ffffff" loext:opacity="100%" style:text-position="super 58%"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42" style:family="text">
      <style:text-properties fo:color="#ffffff" loext:opacity="100%" style:text-position="super 58%"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43" style:family="text">
      <style:text-properties fo:color="#ffffff" loext:opacity="100%" style:text-position="super 58%"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44" style:family="text">
      <style:text-properties fo:color="#ffffff" loext:opacity="100%" style:text-position="super 58%"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45" style:family="text">
      <style:text-properties fo:color="#ffffff" loext:opacity="100%" style:text-position="super 58%" style:font-name="PT Mono" fo:font-size="8pt" fo:background-color="transparent" loext:char-shading-value="0" style:font-size-asian="8pt" style:font-size-complex="8pt"/>
    </style:style>
    <style:style style:name="T46" style:family="text">
      <style:text-properties fo:color="#ffffff" loext:opacity="100%" style:text-position="super 58%" style:font-name="PT Mono" fo:font-size="8pt" officeooo:rsid="0720ce92" fo:background-color="transparent" loext:char-shading-value="0" style:font-size-asian="8pt" style:font-size-complex="8pt"/>
    </style:style>
    <style:style style:name="T47" style:family="text">
      <style:text-properties fo:color="#ffffff" loext:opacity="100%" style:text-position="super 58%" style:font-name="PT Mono" fo:font-size="8pt" officeooo:rsid="072212bb" fo:background-color="transparent" loext:char-shading-value="0" style:font-size-asian="8pt" style:font-size-complex="8pt"/>
    </style:style>
    <style:style style:name="T48" style:family="text">
      <style:text-properties fo:color="#ffffff" loext:opacity="100%" style:text-position="super 58%" style:font-name="PT Mono" fo:font-size="8pt" officeooo:rsid="072917f4" fo:background-color="transparent" loext:char-shading-value="0" style:font-size-asian="8pt" style:font-size-complex="8pt"/>
    </style:style>
    <style:style style:name="T49" style:family="text">
      <style:text-properties fo:color="#ffffff" loext:opacity="100%" style:text-position="super 58%" style:font-name="PT Mono" fo:font-size="8pt" officeooo:rsid="0729699c" fo:background-color="transparent" loext:char-shading-value="0" style:font-size-asian="8pt" style:font-size-complex="8pt"/>
    </style:style>
    <style:style style:name="T50" style:family="text">
      <style:text-properties fo:color="#ffffff" loext:opacity="100%" style:text-position="super 58%" style:font-name="PT Mono" fo:font-size="8pt" officeooo:rsid="072ed24b" fo:background-color="transparent" loext:char-shading-value="0" style:font-size-asian="8pt" style:font-size-complex="8pt"/>
    </style:style>
    <style:style style:name="T51"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52"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53"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54"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55"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56"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57"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58"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59"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62"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63"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64"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65"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66"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67"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68"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69"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70"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71"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72"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73"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74"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75" style:family="text">
      <style:text-properties fo:color="#ffffff" loext:opacity="100%"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76" style:family="text">
      <style:text-properties fo:color="#ffffff" loext:opacity="100%" style:font-name="PT Mono" fo:font-size="8pt" style:text-underline-style="none" fo:font-weight="normal" officeooo:rsid="070ee998" fo:background-color="transparent" loext:char-shading-value="0" style:font-size-asian="8pt" style:font-weight-asian="normal" style:font-size-complex="8pt" style:font-weight-complex="normal"/>
    </style:style>
    <style:style style:name="T77" style:family="text">
      <style:text-properties fo:color="#ffffff" loext:opacity="100%" style:font-name="PT Mono" fo:font-size="8pt" style:text-underline-style="none" fo:font-weight="normal" officeooo:rsid="070f39c6" fo:background-color="transparent" loext:char-shading-value="0" style:font-size-asian="8pt" style:font-weight-asian="normal" style:font-size-complex="8pt" style:font-weight-complex="normal"/>
    </style:style>
    <style:style style:name="T78" style:family="text">
      <style:text-properties fo:color="#ffffff" loext:opacity="100%" style:font-name="PT Mono" fo:font-size="8pt" style:text-underline-style="none" fo:font-weight="normal" officeooo:rsid="070f47df" fo:background-color="transparent" loext:char-shading-value="0" style:font-size-asian="8pt" style:font-weight-asian="normal" style:font-size-complex="8pt" style:font-weight-complex="normal"/>
    </style:style>
    <style:style style:name="T79" style:family="text">
      <style:text-properties fo:color="#ffffff" loext:opacity="100%"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80" style:family="text">
      <style:text-properties fo:color="#ffffff" loext:opacity="100%"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81" style:family="text">
      <style:text-properties fo:color="#ffffff" loext:opacity="100%"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82" style:family="text">
      <style:text-properties fo:color="#ffffff" loext:opacity="100%"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83" style:family="text">
      <style:text-properties fo:color="#ffffff" loext:opacity="100%"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84" style:family="text">
      <style:text-properties fo:color="#ffffff" loext:opacity="100%" style:font-name="PT Mono" fo:font-size="8pt" style:text-underline-style="none" fo:font-weight="normal" officeooo:rsid="0717bccf" fo:background-color="transparent" loext:char-shading-value="0" style:font-size-asian="8pt" style:font-weight-asian="normal" style:font-size-complex="8pt" style:font-weight-complex="normal"/>
    </style:style>
    <style:style style:name="T85" style:family="text">
      <style:text-properties fo:color="#ffffff" loext:opacity="100%"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86" style:family="text">
      <style:text-properties fo:color="#ffffff" loext:opacity="100%" style:font-name="PT Mono" fo:font-size="8pt" style:text-underline-style="none" fo:font-weight="normal" officeooo:rsid="071c0967" fo:background-color="transparent" loext:char-shading-value="0" style:font-size-asian="8pt" style:font-weight-asian="normal" style:font-size-complex="8pt" style:font-weight-complex="normal"/>
    </style:style>
    <style:style style:name="T87" style:family="text">
      <style:text-properties fo:color="#ffffff" loext:opacity="100%" style:font-name="PT Mono" fo:font-size="8pt" style:text-underline-style="none" fo:font-weight="normal" officeooo:rsid="071cf49a" fo:background-color="transparent" loext:char-shading-value="0" style:font-size-asian="8pt" style:font-weight-asian="normal" style:font-size-complex="8pt" style:font-weight-complex="normal"/>
    </style:style>
    <style:style style:name="T88" style:family="text">
      <style:text-properties fo:color="#ffffff" loext:opacity="100%" style:font-name="PT Mono" fo:font-size="8pt" style:text-underline-style="none" fo:font-weight="normal" officeooo:rsid="071f889a" fo:background-color="transparent" loext:char-shading-value="0" style:font-size-asian="8pt" style:font-weight-asian="normal" style:font-size-complex="8pt" style:font-weight-complex="normal"/>
    </style:style>
    <style:style style:name="T89" style:family="text">
      <style:text-properties fo:color="#ffffff" loext:opacity="100%" style:font-name="PT Mono" fo:font-size="8pt" fo:font-style="normal" style:text-underline-style="none" fo:font-weight="normal" officeooo:rsid="07149d9c"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font-name="PT Mono" fo:font-size="8pt" fo:font-style="normal" style:text-underline-style="none" fo:font-weight="normal" officeooo:rsid="071fabaa"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92"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93" style:family="text">
      <style:text-properties fo:color="#ffffff" loext:opacity="100%" style:font-name="PT Mono" fo:font-size="8pt" fo:font-style="italic" style:text-underline-style="none" fo:font-weight="normal" officeooo:rsid="071cf49a" fo:background-color="transparent" loext:char-shading-value="0" style:font-size-asian="8pt" style:font-style-asian="italic" style:font-weight-asian="normal" style:font-size-complex="8pt" style:font-style-complex="italic" style:font-weight-complex="normal"/>
    </style:style>
    <style:style style:name="T94" style:family="text">
      <style:text-properties fo:color="#ffffff" loext:opacity="100%" style:font-name="PT Mono" fo:font-size="8pt" fo:font-style="italic" style:text-underline-style="solid" style:text-underline-width="auto" style:text-underline-color="font-color" fo:font-weight="normal" fo:background-color="transparent" loext:char-shading-value="0" style:font-size-asian="8pt" style:font-style-asian="italic" style:font-weight-asian="normal" style:font-size-complex="8pt" style:font-style-complex="italic" style:font-weight-complex="normal"/>
    </style:style>
    <style:style style:name="T95" style:family="text">
      <style:text-properties fo:color="#ffffff" loext:opacity="100%" style:font-name="PT Mono" fo:font-size="8pt" fo:font-style="italic" fo:background-color="transparent" loext:char-shading-value="0" style:font-size-asian="8pt" style:font-style-asian="italic" style:font-size-complex="8pt" style:font-style-complex="italic"/>
    </style:style>
    <style:style style:name="T96" style:family="text">
      <style:text-properties fo:color="#ffffff" loext:opacity="100%" style:font-name="PT Mono" fo:font-size="8pt" fo:font-style="italic" officeooo:rsid="07265608" fo:background-color="transparent" loext:char-shading-value="0" style:font-size-asian="8pt" style:font-style-asian="italic" style:font-size-complex="8pt" style:font-style-complex="italic"/>
    </style:style>
    <style:style style:name="T97" style:family="text">
      <style:text-properties fo:color="#ffffff" loext:opacity="100%" style:font-name="PT Mono" fo:font-size="8pt" fo:font-style="italic" officeooo:rsid="072a76ed" fo:background-color="transparent" loext:char-shading-value="0" style:font-size-asian="8pt" style:font-style-asian="italic" style:font-size-complex="8pt" style:font-style-complex="italic"/>
    </style:style>
    <style:style style:name="T98" style:family="text">
      <style:text-properties fo:color="#ffffff" loext:opacity="100%" style:font-name="PT Mono" fo:font-size="8pt" fo:background-color="transparent" loext:char-shading-value="0" style:font-size-asian="8pt" style:font-size-complex="8pt"/>
    </style:style>
    <style:style style:name="T99" style:family="text">
      <style:text-properties fo:color="#ffffff" loext:opacity="100%" style:font-name="PT Mono" fo:font-size="8pt" officeooo:rsid="0720ce92" fo:background-color="transparent" loext:char-shading-value="0" style:font-size-asian="8pt" style:font-size-complex="8pt"/>
    </style:style>
    <style:style style:name="T100" style:family="text">
      <style:text-properties fo:color="#ffffff" loext:opacity="100%" style:font-name="PT Mono" fo:font-size="8pt" officeooo:rsid="072212bb" fo:background-color="transparent" loext:char-shading-value="0" style:font-size-asian="8pt" style:font-size-complex="8pt"/>
    </style:style>
    <style:style style:name="T101" style:family="text">
      <style:text-properties fo:color="#ffffff" loext:opacity="100%" style:font-name="PT Mono" fo:font-size="8pt" officeooo:rsid="07222eb8" fo:background-color="transparent" loext:char-shading-value="0" style:font-size-asian="8pt" style:font-size-complex="8pt"/>
    </style:style>
    <style:style style:name="T102" style:family="text">
      <style:text-properties fo:color="#ffffff" loext:opacity="100%" style:font-name="PT Mono" fo:font-size="8pt" officeooo:rsid="0723f78a" fo:background-color="transparent" loext:char-shading-value="0" style:font-size-asian="8pt" style:font-size-complex="8pt"/>
    </style:style>
    <style:style style:name="T103" style:family="text">
      <style:text-properties fo:color="#ffffff" loext:opacity="100%" style:font-name="PT Mono" fo:font-size="8pt" officeooo:rsid="072917f4" fo:background-color="transparent" loext:char-shading-value="0" style:font-size-asian="8pt" style:font-size-complex="8pt"/>
    </style:style>
    <style:style style:name="T104" style:family="text">
      <style:text-properties fo:color="#ffffff" loext:opacity="100%" style:font-name="PT Mono" fo:font-size="8pt" officeooo:rsid="0729699c" fo:background-color="transparent" loext:char-shading-value="0" style:font-size-asian="8pt" style:font-size-complex="8pt"/>
    </style:style>
    <style:style style:name="T105" style:family="text">
      <style:text-properties fo:color="#ffffff" loext:opacity="100%" style:font-name="PT Mono" fo:font-size="8pt" officeooo:rsid="072a76ed" fo:background-color="transparent" loext:char-shading-value="0" style:font-size-asian="8pt" style:font-size-complex="8pt"/>
    </style:style>
    <style:style style:name="T106" style:family="text">
      <style:text-properties fo:color="#ffffff" loext:opacity="100%" style:font-name="PT Mono" fo:font-size="8pt" officeooo:rsid="072d5182" fo:background-color="transparent" loext:char-shading-value="0" style:font-size-asian="8pt" style:font-size-complex="8pt"/>
    </style:style>
    <style:style style:name="T107" style:family="text">
      <style:text-properties fo:color="#ffffff" loext:opacity="100%" style:font-name="PT Mono" fo:font-size="8pt" officeooo:rsid="072ed24b" fo:background-color="transparent" loext:char-shading-value="0" style:font-size-asian="8pt" style:font-size-complex="8pt"/>
    </style:style>
    <style:style style:name="T108"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109"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110" style:family="text">
      <style:text-properties officeooo:rsid="0706f97f"/>
    </style:style>
    <style:style style:name="T111"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
      <text:p text:style-name="P2"/>
      <text:p text:style-name="P2"/>
      <text:p text:style-name="P3"/>
      <text:p text:style-name="P3"/>
      <text:p text:style-name="P3"/>
      <text:p text:style-name="P3"/>
      <text:p text:style-name="P100"><text:span text:style-name="T13">R</text:span><text:span text:style-name="T3">oss </text:span><text:span text:style-name="T10">lay</text:span><text:span text:style-name="T2"> on the couch, drank cold coffee, looked at </text:span><text:span text:style-name="T3">his</text:span><text:span text:style-name="T2"> phone.</text:span><text:span text:style-name="T15">622</text:span><text:span text:style-name="T2"> </text:span><text:span text:style-name="T3">He drove down to Downing, loaded in drums, set up in the living room, had a slightly awkward rehearsal with Dulaney/Hannah, packed up, had tearful discussions, eventually went to bed.</text:span></text:p>
      <text:p text:style-name="P5"/>
      <text:p text:style-name="P6">vii.iv</text:p>
      <text:p text:style-name="P6"/>
      <text:p text:style-name="P98"><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4">the Laurel River trailhead.</text:span></text:p>
      <text:p text:style-name="P7"><text:s text:c="4"/>They parked, walked for a while, found Liz &amp; friends, ate, swam, walked back to the car, started up the mountain, pulled <text:span text:style-name="T110">to</text:span> the side of the road, picked berries, continued on, stopped at a BBQ joint, ate <text:span text:style-name="T110">a bit</text:span>, took some to go, drove to Downing. Hannah napped and Ross emailed Morgan’s Comics about a job opening.</text:p>
      <text:p text:style-name="P7"><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7"><text:s text:c="3"/>Hannah and Ross went back next door, cuddled in the middle room, went to sleep.</text:p>
      <text:p text:style-name="P8">vii.v</text:p>
      <text:p text:style-name="P7"/>
      <text:p text:style-name="P7">Ross woke from intense dreams about a freakishly powerful/mysterious teacher at a boarding school, made coffees while Hannah <text:span text:style-name="T110">cooked</text:span> pancakes. He slowly packed up the last of his drums, sat on the couch looking at his phone until Hannah asked, “Are you stuck?”</text:p>
      <text:p text:style-name="P7"><text:s text:c="3"/>“I’m playing Wordle…”</text:p>
      <text:p text:style-name="P99"><text:span text:style-name="T1"><text:s text:c="3"/>He was indeed stuck. He went into the kitchen, asked if she needed help with anything. She said it would be better if he left, as he is the one who knows about time, and she ha</text:span><text:span text:style-name="T10">s</text:span><text:span text:style-name="T1"> a lot to do, and his presence is too calming. He scarfed two pancakes, drove up to Meyers, heard from </text:span><text:span text:style-name="T10">Stephen</text:span><text:span text:style-name="T1"> about how many trash bags of dead flies he had gathered in the basement, sat at the computer, wrote in his journal.</text:span><text:span text:style-name="T14">1121</text:span><text:span text:style-name="T1"> </text:span></text:p>
      <text:p text:style-name="P98"><text:span text:style-name="T1"><text:s text:c="3"/></text:span><text:span text:style-name="T5">Ross took a shower/shaved, </text:span><text:span text:style-name="T10">lay</text:span><text:span text:style-name="T5"> in bed a while, got dressed, drove to Downing, put monitors, mic stand, guitar, Fishman into the Camry, drove to </text:span><text:span text:style-name="T6">the Brew Pump. Ross got </text:span><text:span text:style-name="T10">g</text:span><text:span text:style-name="T6">as/hope waters while Hannah went across the street for rosemary chicken salad. </text:span><text:span text:style-name="T10">She</text:span><text:span text:style-name="T5"> was feeling anxious. They got coffee </text:span><text:span text:style-name="T6">in Sylva</text:span><text:span text:style-name="T5">, continued to exit 74, realized they actually wanted 64, parked next to Kevin, were soon joined by Cliff/Jackson, carpooled out to Jim &amp; Hal’s compound in Stacoah.</text:span></text:p>
      <text:p text:style-name="P9"><text:s text:c="3"/>They loaded in, set up, checked sounds, took turns playing music/eating until about 8:30, had a great time, drove back east to Downing, took just the guitar inside, went to sleep.</text:p>
      <text:p text:style-name="P9"/>
      <text:p text:style-name="P10">vii.vi</text:p>
      <text:p text:style-name="P6"/>
      <text:p text:style-name="P10">Ross’s alarm went off at 6:30. He went into Hannah’s room, gently checked to see if she had set <text:span text:style-name="T110">one </text:span>as well. She said she had for 6:45, so he went back to the middle room, got cuddles, hopped in the Camry, went to Starbucks, drove to Advance, went inside, ate breakfast, watched the start of the British F1, played music, took naps, got back in the car.</text:p>
      <text:p text:style-name="P97"><text:soft-page-break/><text:span text:style-name="T1"><text:s text:c="3"/>Hannah drove to exit 125 for Starbucks, gas, then on to Asheville, listening to </text:span><text:span text:style-name="T11">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4">624</text:span><text:span text:style-name="T1"> </text:span></text:p>
      <text:p text:style-name="P96"><text:span text:style-name="T1"><text:s text:c="3"/></text:span><text:span text:style-name="T7">Kamaka ran UBRS </text:span><text:span text:style-name="T9">with LTD</text:span><text:span text:style-name="T7">.</text:span><text:span text:style-name="T16">752</text:span></text:p>
      <text:p text:style-name="P96"><text:span text:style-name="T7"><text:s text:c="3"/></text:span><text:span text:style-name="T8">Ross looked at Instagram.</text:span><text:span text:style-name="T17">829</text:span><text:span text:style-name="T8"> </text:span></text:p>
      <text:p text:style-name="P96"><text:span text:style-name="T8"><text:s text:c="3"/></text:span><text:span text:style-name="T9">Tokup ran BRD with Pughouse, winning nothing.</text:span><text:span text:style-name="T18">1009</text:span></text:p>
      <text:p text:style-name="P11"/>
      <text:p text:style-name="P11">vii.vii</text:p>
      <text:p text:style-name="P11"/>
      <text:p text:style-name="P95"><text:span text:style-name="T1">Ross </text:span><text:span text:style-name="T10">typed</text:span><text:span text:style-name="T1"> on his </text:span><text:span text:style-name="T10">device</text:span><text:span text:style-name="T1">:</text:span></text:p>
      <text:p text:style-name="P95"><text:span text:style-name="T1"><text:s text:c="3"/></text:span><text:span text:style-name="T11">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95"><text:span text:style-name="T11"><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19">1152</text:span></text:p>
      <text:p text:style-name="P95"><text:span text:style-name="T11"><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19">1201</text:span></text:p>
      <text:p text:style-name="P49"><text:s text:c="3"/>I walked up the hill, sat at the next bus stop, had a text from Hannah, "Good morning sweet pea! Hope your day is good"</text:p>
      <text:p text:style-name="P49"><text:s text:c="3"/>I said, "Well I narrowly avoided getting run over by a work truck in the crosswalk at the grey eagle just now, like had to run and do a spin maneuver. He turned left and kept going, not sure he ever saw me</text:p>
      <text:p text:style-name="P95"><text:soft-page-break/><text:span text:style-name="T11"><text:s text:c="3"/>But yes, it has been good and I hope yours is too" </text:span><text:span text:style-name="T19">1211</text:span></text:p>
      <text:p text:style-name="P49"><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p>
      <text:p text:style-name="P49"><text:s text:c="3"/>"I hope you are okay sweet pea! I am glad you are safe," she said.</text:p>
      <text:p text:style-name="P95"><text:span text:style-name="T11"><text:s text:c="3"/>I said, "Yeah just a lil rush of adrenaline/anger. I'm arriving at the bank now and I love you so much" </text:span><text:span text:style-name="T19">1240</text:span></text:p>
      <text:p text:style-name="P95"><text:span text:style-name="T11"><text:s text:c="3"/>I went into the bank, deposited $250 from the Stacoah gig, walked west on College, turned right at Rankin, sat on the sidewalk for a </text:span><text:span text:style-name="T12">moment</text:span><text:span text:style-name="T11"> texting Hannah, went into High Five, ordered a drip, talked with the baristas and how drip needs a more hip name, walked to the park, texted with Hannah about her friend that had been hit after her CD release at the greagle, got Cliff's number, said,</text:span></text:p>
      <text:p text:style-name="P49"><text:s text:c="3"/>"Yo Cliff, it's Ross! Thanks again for having us the other day. I've been thinking about how fun that gig was and figured I would snag your number from Hannah in case you ever needed any drumming. Your tunes are great and I would love to play on them if you ever need"</text:p>
      <text:p text:style-name="P95"><text:span text:style-name="T11"><text:s text:c="3"/>He said, "Heck yeah bud! Glad yall had a good time. I do wanna get that stuff figured out for live band." </text:span><text:span text:style-name="T19">112</text:span></text:p>
      <text:p text:style-name="P95"><text:span text:style-name="T11"><text:s text:c="3"/>I settled up with Dave, paid a week of rent, walked to Malaprops, looked for a journal, walked to the library, which was closed. I cut across to Battery Park, the indoor restroom, took a seat.</text:span><text:span text:style-name="T19">145</text:span></text:p>
      <text:p text:style-name="P63"/>
      <text:p text:style-name="P83"><text:span text:style-name="T51">Ross walked out of </text:span><text:span text:style-name="T63">downtown</text:span><text:span text:style-name="T51">, </text:span><text:span text:style-name="T63">sat</text:span><text:span text:style-name="T51"> at the Clingman bus stop, did a chess puzzle, went across the bridge </text:span><text:span text:style-name="T55">to the</text:span><text:span text:style-name="T51"> next stop, did another puzzle, walked up the hill. It started to rain. He tried to wait it out at Taco Billy, but, </text:span><text:span text:style-name="T55">once the weather app</text:span><text:span text:style-name="T51"> finally updated, he summon</text:span><text:span text:style-name="T55">ed</text:span><text:span text:style-name="T51"> an Uber, rode to Meyers, got debriefed by Stephen, sat at the computer, wrote,</text:span><text:span text:style-name="T24">328</text:span><text:span text:style-name="T51"> </text:span><text:soft-page-break/><text:span text:style-name="T52">made his bed, cooked noodles,</text:span><text:span text:style-name="T25">351</text:span><text:span text:style-name="T53"> </text:span><text:span text:style-name="T55">laid</text:span><text:span text:style-name="T53"> in bed, clean</text:span><text:span text:style-name="T55">ed</text:span><text:span text:style-name="T53"> his room, heard from Stephen that Tony had possibly been shitting in the sink,</text:span><text:span text:style-name="T26">446</text:span><text:span text:style-name="T54"> talked to Hannah, took a bath,</text:span><text:span text:style-name="T27">545</text:span><text:span text:style-name="T54"> </text:span><text:span text:style-name="T56">updated his website, </text:span><text:span text:style-name="T57">made a cup of coffee</text:span><text:span text:style-name="T56">.</text:span><text:span text:style-name="T28">62</text:span><text:span text:style-name="T29">4 </text:span></text:p>
      <text:p text:style-name="P83"><text:span text:style-name="T58"><text:s text:c="3"/></text:span><text:span text:style-name="T59">Ross walked to Ingles, bought grapes, pizza, hop water, went down to Downing, looked at his phone on the couch while Hannah fluttered about, made pizza, ate while watching Throw Down, made love, went to sleep.</text:span></text:p>
      <text:p text:style-name="P12"/>
      <text:p text:style-name="P13">vii.viii</text:p>
      <text:p text:style-name="P13"/>
      <text:p text:style-name="P82"><text:span text:style-name="T51">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4">842</text:span><text:span text:style-name="T51"> </text:span><text:span text:style-name="T60">looked at his phone, took the most amazing nap,</text:span><text:span text:style-name="T30">1229</text:span><text:span text:style-name="T60"> </text:span><text:span text:style-name="T61">looked at his phone, made a sandwich, ate in the kitchen, got rundown of Stephen’s stressors.</text:span><text:span text:style-name="T31">153</text:span></text:p>
      <text:p text:style-name="P82"><text:span text:style-name="T61"><text:s text:c="3"/></text:span><text:span text:style-name="T62">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4"/>
      <text:p text:style-name="P94"><text:span text:style-name="T62">V</text:span><text:span text:style-name="T51">II.IX</text:span></text:p>
      <text:p text:style-name="P50"/>
      <text:p text:style-name="P50">I woke at seven, felt achey from doing nothing all day. Haden was banging around, gathering belongings. I sat up, closed my eyes, laid back down. She left and I immediately heard Stephen clanking around.</text:p>
      <text:p text:style-name="P94"><text:span text:style-name="T51"><text:s text:c="3"/>I typed up the end of my previous entry, played Wordle (NOVEL in five,) packed my scratch journal, </text:span><text:span text:style-name="T64">On Quality</text:span><text:span text:style-name="T65">, two pens, wallet, phone, went into the kitchen, borrowed a splash of coffee, heard about Stephen vomiting from cleaning chemicals, grabbed a hop water, left the house.</text:span></text:p>
      <text:p text:style-name="P94"><text:span text:style-name="T65"><text:s text:c="3"/>The birb was standingon the ground. I congratulated her on her hatching, which I may not yet have written about. I walked up to the Freemason </text:span><text:soft-page-break/><text:span text:style-name="T65">lodge, sat, finished my coffee, switched to hope water, walked to Battle Cat, ordered a double espresso, sat on the porch, edited four pages, wrote,</text:span><text:span text:style-name="T32">1112</text:span><text:span text:style-name="T65"> read a chapter of </text:span><text:span text:style-name="T64">On Quality</text:span><text:span text:style-name="T65">,</text:span><text:span text:style-name="T32">1143</text:span><text:span text:style-name="T65"> talked to Hannah on the phone.</text:span><text:span text:style-name="T32">1150</text:span></text:p>
      <text:p text:style-name="P94"><text:span text:style-name="T65"><text:s text:c="3"/>she said she was running behind, so I walked to Cooperative, ordered a drip and a draft bubbly water. I think the water was free, which actually makes the $3.75 drip seem reasonable.</text:span><text:span text:style-name="T32">1203</text:span><text:span text:style-name="T65"> I read another chapter, heard from Hannah, correctly solved five chess puzzles.</text:span><text:span text:style-name="T32">1231</text:span></text:p>
      <text:p text:style-name="P51"/>
      <text:p text:style-name="P15">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p>
      <text:p text:style-name="P81"><text:span text:style-name="T65"><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2">236</text:span><text:span text:style-name="T65"> </text:span><text:span text:style-name="T66">laid in bed looking at his phone, put some gig clothes in the Camry.</text:span><text:span text:style-name="T33">534</text:span><text:span text:style-name="T66"> </text:span></text:p>
      <text:p text:style-name="P81"><text:span text:style-name="T66"><text:s text:c="3"/></text:span><text:span text:style-name="T67">Ross wrote in his scratch journal: </text:span><text:span text:style-name="T92">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1">635</text:span><text:span text:style-name="T92"> ate while listening to Ozzy Osbourne trivia.</text:span><text:span text:style-name="T21">648</text:span></text:p>
      <text:p text:style-name="P64"/>
      <text:p text:style-name="P16">When the trivia host announced it was time for a bio break, Ross approached him and said, “Only MMO <text:soft-page-break/>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p>
      <text:p text:style-name="P16"><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p>
      <text:p text:style-name="P16"><text:s text:c="3"/>The group played two more songs, ending with Sultans of Swing. Wyndham was embarrased, apologized, but Ross was unphased, more intrigued than anything. He also had an email from Morgan: <text:s text:c="3"/></text:p>
      <text:p text:style-name="P52"><text:s text:c="3"/>Ross,</text:p>
      <text:p text:style-name="P52"><text:s text:c="3"/>Hello to you!</text:p>
      <text:p text:style-name="P52"><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p>
      <text:p text:style-name="P52"><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p>
      <text:p text:style-name="P52"><text:s text:c="3"/>If that sounds like the environment you'd like to work in, please, message back to set up an in-person meeting.</text:p>
      <text:p text:style-name="P52"><text:s text:c="3"/>Warmest Regards,</text:p>
      <text:p text:style-name="P52"><text:s text:c="3"/>Morgan</text:p>
      <text:p text:style-name="P16"><text:soft-page-break/>Ross packed up his drums, said goodbye to his friends, ordered a Heiny Zero from Zach, drove in the rain to Downing, where Hannah was already in bed. He changed out of his wet clothes and they talked a while about their gigs and job opportunities before going to sleep.</text:p>
      <text:p text:style-name="P16"/>
      <text:p text:style-name="P16">vii.x</text:p>
      <text:p text:style-name="P16"/>
      <text:p text:style-name="P16">Ross was tired when Hannah got up. She suggested Taco Billy for breakfast and he groaned a little. She decided she would just drive to Hendersonville and he faced a bit of decision paralysis. He wanted to walk downtown to deposit his gig cash but didn’t have his bag or cup.</text:p>
      <text:p text:style-name="P80"><text:span text:style-name="T65"><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2">1003</text:span><text:span text:style-name="T65"> </text:span></text:p>
      <text:p text:style-name="P80"><text:span text:style-name="T65"><text:s text:c="3"/></text:span><text:span text:style-name="T68">Ross relaxed, </text:span><text:span text:style-name="T69">read, </text:span><text:span text:style-name="T68">made split-pea noodle mush in the wok, took a heavy nap, woke up to texts including one from Hannah that said she and Ryan were at Odd’s. He walked up, ordered a coffee, felt the vibes shift into absurdity. He drove Hannah to Baby Bull, where they had a nice dinner, then Lowe’s, where they bought a paving slab for the cats and some toilet paper.</text:span></text:p>
      <text:p text:style-name="P17"><text:s text:c="3"/>They drove to Ingles, bought coffee + ice cream, then down to Downing, where they watched an episode of Throw Down and went to bed.</text:p>
      <text:p text:style-name="P17"/>
      <text:p text:style-name="P18">vii.xi</text:p>
      <text:p text:style-name="P18"/>
      <text:p text:style-name="P79"><text:span text:style-name="T65">Hannah’s alarm went off and she hit the kettle, went back to bed. Ross got up, made a coffee, sat on the couch, cuddled, made another coffee while Hannah was in the shower. He watched her attach her bike rack with worry, got in the car, rode to Meyers, kissed </text:span><text:soft-page-break/><text:span text:style-name="T65">her goodbye, put his coffee on the warmer, laid in bed.</text:span><text:span text:style-name="T32">935</text:span></text:p>
      <text:p text:style-name="P79"><text:span text:style-name="T32"><text:s text:c="3"/></text:span><text:span text:style-name="T70">Kamaka made a piece of mooncloth.</text:span><text:span text:style-name="T34">1022</text:span><text:span text:style-name="T70"> </text:span></text:p>
      <text:p text:style-name="P19"/>
      <text:p text:style-name="P53">I got in the Camry, drove to Trammell, found the key, let Chuck out. She was very excited then immediately anxious about something. It took me a while to realize it was the thunderstorm, that she only felt safe with me in the bedroom and herself under the bed.</text:p>
      <text:p text:style-name="P53"><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p>
      <text:p text:style-name="P53"><text:s text:c="3"/>The only remaining mystery is whether I should integrate the MCU. My original thought was to save costs by not, but there’s barely enough room for it in the current layercase, and this would be 3MM shorter.</text:p>
      <text:p text:style-name="P53"/>
      <text:p text:style-name="P53">VII.XII</text:p>
      <text:p text:style-name="P53"/>
      <text:p text:style-name="P93"><text:span text:style-name="T65">I slept til the monsters demanded food, fed them, ate fwuit, went back to bed, woke with a stiff back, made espresso, went out on the porch.</text:span><text:span text:style-name="T32">1054</text:span></text:p>
      <text:p text:style-name="P53"><text:s text:c="3"/>I drank that, did the dishes cleaned the litter, talked to Hannah, figured out how to dispense hot water from the espresso machine, made an Americano, did kung-fu w/ Chuck on the porch, packed my bag, drove downtown.</text:p>
      <text:p text:style-name="P53"><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p>
      <text:p text:style-name="P53"><text:s text:c="3"/>I was tired, packed up drums, said goodbye to the friends, went to the co-op, bought noodles, ginger <text:soft-page-break/>ale, a plum, sat in the shade, ate, talked to Hannah. I drove to Meyers, talked to her again, went inside, got bugged by Stephen, got into Hannah’s car, rode to Ace, got a nut for her mic stand.</text:p>
      <text:p text:style-name="P93"><text:span text:style-name="T65"><text:s text:c="3"/>We went down to Downing, sat on the couch, looked at our phones, talked about keyboards, read from </text:span><text:span text:style-name="T64">The Artist’s Way</text:span><text:span text:style-name="T65">, cuddled, went to bed.</text:span></text:p>
      <text:p text:style-name="P53"/>
      <text:p text:style-name="P53">VII.XIII</text:p>
      <text:p text:style-name="P53"/>
      <text:p text:style-name="P93"><text:span text:style-name="T65">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2">1157</text:span></text:p>
      <text:p text:style-name="P53"/>
      <text:p text:style-name="P78"><text:span text:style-name="T65">We moved to a table, talked about pontooning, drove to Chipotle, picked up food, went to her house, parted ways. I talked with Kathryn in the yard about the video debating where the downbeat is in </text:span><text:span text:style-name="T91">Roll Out.</text:span><text:span text:style-name="T65"> I walked to Ingles, bought grapes, continued to Meyers, set the iMac up at the living room table, created the PCB for shortcut while eating a burrito, took some breaks, eventually had switches, diodes, mcu pins, routing, reset button, graphics, text, mounting house and an error-free DRC.</text:span></text:p>
      <text:p text:style-name="P78"><text:span text:style-name="T65"><text:s text:c="3"/>I turned on the light in my bedroom, set up the MacBook air, transcribed entries, wrote.</text:span><text:span text:style-name="T32">939</text:span><text:span text:style-name="T65"> </text:span></text:p>
      <text:p text:style-name="P20"/>
      <text:p text:style-name="P54">VII.XIV</text:p>
      <text:p text:style-name="P54"/>
      <text:p text:style-name="P92"><text:span text:style-name="T65">I woke feeling very tired, sore even, eventually got up, ate some grapes, lay back down, mustered strength, left the house, walked to the bus stop just before the bridge.</text:span><text:span text:style-name="T32">1010</text:span><text:span text:style-name="T65"> I guess I also played Wordle (UNDID in four.) I do not understand why I feel so sore.</text:span></text:p>
      <text:p text:style-name="P92"><text:span text:style-name="T65"><text:s text:c="3"/>I walked across the bridge, sat at the next stop, did a chess puzzle, went up the hill, through downtown to the bank, deposited $40 in cash (LaZoom tips + Kevsitting,) and a $125 check from the bus, walked to High Five, ordered a drip/Spindrift, sat </text:span><text:soft-page-break/><text:span text:style-name="T65">in the window for five secs, walked to the park, sat under a tree, checked my finances and my calendar, wrote.</text:span><text:span text:style-name="T32">1139</text:span><text:span text:style-name="T65"> </text:span><text:span text:style-name="T108">I can’t be</text:span><text:span text:style-name="T109"> I’m</text:span><text:span text:style-name="T65"> so excited to have three gigs coming up this weekend.</text:span></text:p>
      <text:p text:style-name="P54"/>
      <text:p text:style-name="P21">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p>
      <text:p text:style-name="P77"><text:span text:style-name="T65"><text:s text:c="3"/>He drank some Coke, paid, walked to Meyers, laid on the bed, moved to the computer, transcribed, wrote.</text:span><text:span text:style-name="T32">230</text:span><text:span text:style-name="T65"> </text:span><text:span text:style-name="T71">He ordered the Shortcut PCB, started on the case design, laid in bed, drove to Mizu, ate beef udon, drove to the Hot Spot, bought a coffee, drove to Waterford Court. He chatted with Alex, greeted Charlie, got the rundown on taking care of Ophelia/Merlin, drank an NA beer, toured the garden, got back in the car.</text:span></text:p>
      <text:p text:style-name="P22"><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p>
      <text:p text:style-name="P22"/>
      <text:p text:style-name="P23">vii.xv</text:p>
      <text:p text:style-name="P23"/>
      <text:p text:style-name="P76"><text:span text:style-name="T65">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2">1125</text:span><text:span text:style-name="T65"> </text:span><text:span text:style-name="T72">He went into WoW, checked mail on all his </text:span><text:soft-page-break/><text:span text:style-name="T72">toons, waved goodbye to Dookem accidentally, then everyone.</text:span><text:span text:style-name="T35">1140</text:span><text:span text:style-name="T72"> </text:span></text:p>
      <text:p text:style-name="P76"><text:span text:style-name="T72"><text:s text:c="3"/></text:span><text:span text:style-name="T73">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6">820</text:span><text:span text:style-name="T73"> </text:span></text:p>
      <text:p text:style-name="P76"><text:span text:style-name="T73"><text:s text:c="3"/></text:span><text:span text:style-name="T74">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7">1038</text:span><text:span text:style-name="T74"> </text:span></text:p>
      <text:p text:style-name="P24"/>
      <text:p text:style-name="P75"><text:span text:style-name="T74">v</text:span><text:span text:style-name="T65">ii.xvi</text:span></text:p>
      <text:p text:style-name="P25"/>
      <text:p text:style-name="P25">Ross woke, busted at Wordle (NERVY,) laid in bed for too long, made a coffee, his first good one in a while from the espresso machine, borrowed $25 from Dave, went to UJ, ate a turkey pita w/ tots, no beverage, talked to Alisha, walked to Morgan’s Comics, toured the facilities, fixed up the comic wall, looked at spreadsheets, stamped logos on bags, drank a Sunkist, swept, got the crash course on how to open/close.</text:p>
      <text:p text:style-name="P25"><text:s text:c="3"/>He walked to Meyers, talked to Dustin/Amy, went in the house, drank a hop water, got in his tux, drove to LaZoom Room, walked to Wortham, chatted with Smitty/???, ate hour’dourves, drank drinks, listened to Elizabeth Corvi, a couple bankers, watched the season preview.</text:p>
      <text:p text:style-name="P75"><text:span text:style-name="T65"><text:s text:c="3"/>Ross kissed Hannah goodbye, drove to Trammell, got high, played </text:span><text:span text:style-name="T91">Only Takes a Minute, Birds of a Feather, s</text:span><text:span text:style-name="T65">ome new cover, </text:span><text:span text:style-name="T91">Time is Infinite </text:span><text:span text:style-name="T65">with Ryan, Dulci, Kevin (on keys/LH Moog,) chatted in the yard w/ Fwuit, grabbed some pretzel dogs, drove to Meyers, talked to Hannah on the phone, who said she was wanting to have more of an arist’s life, went inside, opened a hop water, took off his tux, wrote.</text:span><text:span text:style-name="T32">1117</text:span><text:span text:style-name="T65"> </text:span></text:p>
      <text:p text:style-name="P26">vii.xvii</text:p>
      <text:p text:style-name="P27"/>
      <text:p text:style-name="P74"><text:span text:style-name="T65">Ross had a hard time waking up, made two coffees, drove to Downing, loaded in, set up, had a fulfilling rehearsal with Kevin, Dulaney, Hannah, packed up, loaded out, went to Taco Billy with Hannah, dropped her off at Downing, drove to Meyers, moved the glass desk over to the window, set the iMac on it, turned it on.</text:span><text:span text:style-name="T32">210</text:span><text:span text:style-name="T65"> </text:span></text:p>
      <text:p text:style-name="P74"><text:span text:style-name="T65"><text:s text:c="3"/></text:span><text:span text:style-name="T75">Ross did a 2D mockup of the third iteration of the Shortcut case, got dressed, </text:span><text:span text:style-name="T76">made a coffee,</text:span><text:span text:style-name="T75"> drove to Zadie’s, got a sour NA beer, chatted with Luke, greeted Ryan, sat up drums, ate a veggie bowl, checked sounds, played a fun set, took a break, played another fun set, broke down quickly to avoid incoming storms, talked to Hannah on the phone, drove to Meyers, lay in bed, looked at his phone.</text:span><text:span text:style-name="T38">926</text:span><text:span text:style-name="T75"> </text:span></text:p>
      <text:p text:style-name="P74"><text:span text:style-name="T75"><text:s text:c="3"/></text:span><text:span text:style-name="T77">He did 2D case design, loaded it into OnShape, noted a couple desired changes, went to bed.</text:span></text:p>
      <text:p text:style-name="P28"/>
      <text:p text:style-name="P29">vii.xviii</text:p>
      <text:p text:style-name="P29"/>
      <text:p text:style-name="P73"><text:span text:style-name="T65">Ross woke around 9, struggled with Wordle, made coffee, talked to Hannah, did case design, made another coffee, got lasercutting quotes from Ponoko, realized they offer 3D printing, got a quote on the original Shortcut case design, which was $45 for the bottom layers as opposed to $80.</text:span><text:span text:style-name="T32">1258</text:span><text:span text:style-name="T65"> </text:span></text:p>
      <text:p text:style-name="P73"><text:span text:style-name="T65"><text:s text:c="3"/></text:span><text:span text:style-name="T78">Ross did another iteration, 3DP with thicc walls, sent for quotes, drove to Baby Bull, was told to wait 20 minutes, ordered a burger/fries/Coke, drove to Downing, loaded Hannah things into the Camry, drove to Eda’s Hideaway, loaded in, set up, greeted Hannah, Jackson, Kevin, checked sounds, played a fun set, took a long break, played a still-fun set to a less-full room, packed up, waited for Hannah to finish talking to friends, caravanned to Downing, lay on the couch, fell asleep.</text:span></text:p>
      <text:p text:style-name="P30">vii.xix</text:p>
      <text:p text:style-name="P31"/>
      <text:p text:style-name="P72"><text:span text:style-name="T65">Ross woke when Hannah came to check on him, cuddled, got a random call from Jeff Ratner, talked to him for 30 minutes, made coffee, ate pancakes with Hannah, drove to Meyers, caught up with Stephen, lay on the bed, fell asleep, got up, turned on the coffee maker, heated up some water.</text:span><text:span text:style-name="T32">337</text:span><text:span text:style-name="T65"> </text:span></text:p>
      <text:p text:style-name="P72"><text:span text:style-name="T65"><text:s text:c="3"/></text:span><text:span text:style-name="T79">Ross made two coffees, got in the Camry, drove to Saluda, slowly loaded into the Purple Onion, set up around Kyle, ordered halibut/bork pelly special, ate in the grotto, played a fun show with Dulci, Alyse, Kevin, Ryan, packed up, drank an Athletic, got back in the Camry, drove up 26, talking to Hannah, arrived at Meyers, took off his star blue button-up, lay on the bed, looked at his phone.</text:span><text:span text:style-name="T39">1133</text:span><text:span text:style-name="T79"> </text:span></text:p>
      <text:p text:style-name="P32"/>
      <text:p text:style-name="P71"><text:span text:style-name="T79">v</text:span><text:span text:style-name="T65">ii.xx</text:span></text:p>
      <text:p text:style-name="P33"/>
      <text:p text:style-name="P71"><text:span text:style-name="T65">Ross woke at ten, talked to Hannah, made coffee, flopped around in bed, eventually flashed a Rebound w/ Piframe, was baffled that it worked on the iMac but not Air.</text:span><text:span text:style-name="T32">126</text:span><text:span text:style-name="T65"> </text:span><text:span text:style-name="T80">He continued to rot as Hannah’s day got delayed, eventually ordering a pizza.</text:span><text:span text:style-name="T40">606</text:span><text:span text:style-name="T80"> </text:span></text:p>
      <text:p text:style-name="P71"><text:span text:style-name="T80"><text:s text:c="3"/></text:span><text:span text:style-name="T81">He ate, slowly realizing his pizza, despite having the correct vibes, was 4/6</text:span><text:span text:style-name="T41">th</text:span><text:span text:style-name="T81"> incorrect toppings, called Hannah, walked to Ingles, bought grapes/hop water, continued down to Downing, saw a bear, sat on the couch, read some of Hannah’s homework, watched an episode of pottery, had phone time, went to bed in the newly rearranged middle room.</text:span></text:p>
      <text:p text:style-name="P34"/>
      <text:p text:style-name="P55">VII.XXI</text:p>
      <text:p text:style-name="P35"/>
      <text:p text:style-name="P55">Woke to the sound of Hannah’s alarms after dreams of touring ‘Virginia Tech’ in search of Adam Bolt, who had been appointed a designated entity by Donald Trump to provide an item that shortened a freshman quest. Maddy Schuler was there too.</text:p>
      <text:p text:style-name="P91"><text:span text:style-name="T65"><text:s text:c="3"/>I snuggled Hannah, made her a coffee, sat in the relocated blue chair, watched her stretch, used my laser vision to heal her. When she got in the </text:span><text:soft-page-break/><text:span text:style-name="T65">shower, I made the middle bed, gathered belongings, ate some grapes, played Wordle (TIZZY in six,) hugged her goodbye, walked to Battle Cat, realizing I had forgotten my cup. I ordered an espresso/lime La Croix, drank on the porch, texted with Hannah.</text:span><text:span text:style-name="T32">956</text:span></text:p>
      <text:p text:style-name="P55"/>
      <text:p text:style-name="P70"><text:span text:style-name="T65">Ross walked to the bank, deposited $270 in cash, paid one week of rent doubled back to High Five, ordered a double espresso, which came with some fizzy water, drank in the window, paid car insurance, walked to Pritchard, called Jeff Ratner, chatted for 28 minutes, drank a Spindrift, walked to the Brew Pump, bought some hop water, went to Meyers, thinking about how he could possibly make a cheaper Shortcut case out of FR4/leather.</text:span><text:span text:style-name="T32">158</text:span></text:p>
      <text:p text:style-name="P91"><text:span text:style-name="T65"><text:s text:c="3"/></text:span><text:span text:style-name="T89">Ross wrote in his notebook: </text:span><text:span text:style-name="T82">I did some case brainstorming,</text:span><text:span text:style-name="T89"> (a minimal design the exact width of the PCB just barely fits on the A1 plate.)</text:span><text:span text:style-name="T82"> received my PCBs from UPS, opened them, added diodes, soldered, clipped, wrote software, flashed to an Elite-C, inserted that to the board, did a successful tweezer test, put on deodorant/a fresh T-shirt, walked to Middlemont, said hello to Ryan/Max, sat in a chair, rescued Bellah after Hannah arrived, sat back down, brainstormed spooky Americana songs.</text:span><text:span text:style-name="T42">733</text:span><text:span text:style-name="T82"> </text:span></text:p>
      <text:p text:style-name="P56"/>
      <text:p text:style-name="P69"><text:span text:style-name="T82">R</text:span><text:span text:style-name="T65">oss, Hannah and Max went out to the garden, found Melissa, went back inside, brainstormed venues/promotion ideas. Melissa and Max went to Swannanoa. Ross and Hannah went to the WALK, ordered food, saw Julian, got in the Prius, dropped Ross off at his house, where he cleaned up soldering bits.</text:span><text:span text:style-name="T32">1041</text:span><text:span text:style-name="T65"> </text:span><text:span text:style-name="T83">He shopped for switches/caps, decided on Keebio, bemoaned the total price, had the bright idea to search Walmart, made purchases, looked at his phone,</text:span><text:span text:style-name="T43">1252</text:span><text:span text:style-name="T83"> </text:span><text:span text:style-name="T84">took a bath.</text:span></text:p>
      <text:p text:style-name="P36"/>
      <text:p text:style-name="P57"/>
      <text:p text:style-name="P36"/>
      <text:p text:style-name="P37"/>
      <text:p text:style-name="P38">vii.xxii</text:p>
      <text:p text:style-name="P37"/>
      <text:p text:style-name="P68"><text:span text:style-name="T65">Ross woke and felt a fear of rotting. He procrastinated on coffee a while, brushed his teeth, played Wordle (BURNT in five,) looked at Travis’ Fossil PCB firmware, thought he found the problem, texted Scott about Jake Grondy’s Ever-Expanding offer from weeks ago, got a text from Kev about checking on Chuck,</text:span><text:span text:style-name="T32">1215</text:span><text:span text:style-name="T65"> </text:span><text:span text:style-name="T85">which was a miscommunication.</text:span></text:p>
      <text:p text:style-name="P68"><text:span text:style-name="T85"><text:s text:c="3"/>He put clothes in his laundry basket, drank another coffee, made his bed, talked to Hannah on the phone for a while about the Ryan/Melissa problem, scoured Discord, </text:span><text:span text:style-name="T86">printed journal pages, </text:span><text:span text:style-name="T85">researched magnets, thought about Layercase redesign possibilities, a larger Shortcut, his business in general.</text:span><text:span text:style-name="T44">222</text:span><text:span text:style-name="T85"> </text:span></text:p>
      <text:p text:style-name="P67"><text:span text:style-name="T85"><text:s text:c="3"/></text:span><text:span text:style-name="T87">He wrote in his scratch notebook: </text:span><text:span text:style-name="T93">I put my laundry etc. in the car, drove to Silverball Subs, ordered an Italian w/ dill pickle chips + Cheerwine, ate half, drove to Waterford, fed the cats, hunted around for wifi, sat on the sectional, looked at my phone, ate the rest of my sandwich, started laundry.</text:span></text:p>
      <text:p text:style-name="P57"><text:s text:c="3"/>Hannah came over after class. We talked, cuddled, pet cats. She decided to go home and I gave her directions. I laid on the bed with Ophelia for a while charging my phone, but, when she left, realized I wanted to be back on the couch.</text:p>
      <text:p text:style-name="P57"/>
      <text:p text:style-name="P57">VII.XXIII</text:p>
      <text:p text:style-name="P57"/>
      <text:p text:style-name="P57">I woke to early texts from Hannah &amp; Alex; Kevin wouldn’t be able to play Shakori. I soon got a call from her, told her everything woulc be alright, went back to sleep. First, actually, Merlin had woke me for food.</text:p>
      <text:p text:style-name="P66"><text:span text:style-name="T91"><text:s text:c="3"/>I slept til 1130, found beans, boiled water, ground the beans, fed Chester, started a French press, went outside, charged my phone, sat at the table with Chester, wrote, poured coffee.</text:span><text:span text:style-name="T20">1203</text:span><text:span text:style-name="T91"> I also played Wordle (WATER in five) and forgot to mention the main thing I did yesterday was finally successfully visualize how to design a stury 3DP Shortcut case for a smaller printer.</text:span></text:p>
      <text:p text:style-name="P66"><text:soft-page-break/><text:span text:style-name="T91"><text:s text:c="3"/>I brought in the trash, checked the mail, ate a banana, continued to drink coffee, visualized my afternoon.</text:span><text:span text:style-name="T20">1256</text:span></text:p>
      <text:p text:style-name="P66"><text:span text:style-name="T91"><text:s text:c="3"/>I went to put on clean clothes from the dryer, but they were hella damp, so I put that on for another hour, grabbed </text:span><text:span text:style-name="T94">On Quality</text:span><text:span text:style-name="T91">, finished that. I sat in the sun for a moment, thought about how Danny’s 3D prints use long bolts insterted from underneath. He said essentially that one just threads them into a 1.9mm hole.</text:span></text:p>
      <text:p text:style-name="P57"><text:s text:c="3"/>I decided I would go that route, visualized how I could make cases out of [smaller] parts, started thinking about broader product line, daughter boards, port expanders, etc. My clothes finally dried so I got dressed, drove to Mizu, called Hannah, ate chicken udon, went to Downing, loaded part of the PA, drove to the arboretum, greeted Thomas, listened to him, tried to help him get a little louder, took further measures for Hannah’s set, broke down, went back to Downing, made love, ate cereal, returned to Waterford, ate pasta, went to sleep.</text:p>
      <text:p text:style-name="P57"/>
      <text:p text:style-name="P57">VII.XXIV</text:p>
      <text:p text:style-name="P57"/>
      <text:p text:style-name="P66"><text:span text:style-name="T91">I dreamed of being in weird Philly houses, then a back alley with 9</text:span><text:span text:style-name="T20">th</text:span><text:span text:style-name="T91"> Wonder. I went into Keebio, realized I was time traveling, got woken up by Ophelia cuddles. I thought about how that could be an interesting story: a time traveler trying to prove himself by predicting a world event on television, but being wrong, deciding he must be on a different timeline, then meeting his son/self.</text:span></text:p>
      <text:p text:style-name="P66"><text:span text:style-name="T91"><text:s text:c="3"/>I played Wordle (QUAKE in three,) texted Hannah, started coffee, talked to her on the phone, sat on the floor.</text:span><text:span text:style-name="T20">1049</text:span></text:p>
      <text:p text:style-name="P57"/>
      <text:p text:style-name="P66"><text:span text:style-name="T65">Ross drank more coffee, checked the mail, cleaned the French press, watered potted plants, changed his shirt, drove to Silverball, ate a half Dolly, continued to Meyers, opened his Keebio keycaps, transcribed journal entries.</text:span><text:span text:style-name="T32">324</text:span><text:span text:style-name="T65"> </text:span></text:p>
      <text:p text:style-name="P89"><text:soft-page-break/><text:span text:style-name="T65"><text:s text:c="3"/></text:span><text:span text:style-name="T90">From the scratch notebook: </text:span><text:span text:style-name="T88">I drove to Downing, looked for Hannah, realized she was over at Kathryn/Tim’s. We hung in their living room for a bit, walked back next door, kissed goodbye. I drove to Hillcrest, went inside, said hello to Leann, who was cutting up watermelon, gave me an Athletica Light. We went outside, hung with Scott, Nephew Charlie, Clay, had a fire, mostly listened to Clay talk a lot.</text:span></text:p>
      <text:p text:style-name="P58"><text:s text:c="3"/>He left. I slowly said my goodbyes, drove to Waterford, got naked, ate like four packs of crackers, went to sleep.</text:p>
      <text:p text:style-name="P58"/>
      <text:p text:style-name="P59">VII.XXV</text:p>
      <text:p text:style-name="P59"/>
      <text:p text:style-name="P90"><text:span text:style-name="T65">Lots of texts blowing me up: pics from the ballgame, Hannah on the news. I wanted to sleep more, was getting cat cuddles, but had big FOMO. I laid on the guest bed for some reason, decided everything was alright, made (weak) coffee, fed the cats, went outside, charged my phone, wrote.</text:span><text:span text:style-name="T32">1211</text:span></text:p>
      <text:p text:style-name="P90"><text:span text:style-name="T65"><text:s text:c="3"/>I talked to Hannah, drank coffee, looked at my phone, watered the garden.</text:span><text:span text:style-name="T32">210</text:span></text:p>
      <text:p text:style-name="P59"><text:s text:c="3"/>I hung around the house, started researching 3D printers, wondering if the business might need a rebrand. Potential names I thought of include Hungry Cat, Sleepy Cat, 2Cat, Moss, Fwuit, Blackbear, Menu, Story, Chapter, 360, Mossberry, Clementine … Bagu?</text:p>
      <text:p text:style-name="P59"><text:s text:c="3"/>I drove to Downing, woke up Hannah. We went to Chipotle, ordered food, continued to Pisgah, sat down next to Martha, ate, were surprised to learn that they had built a new indoor venue. We watched Alex Kreug combo featuring new members Laura Boswell &amp; Drummer Ryan, socialized, danced, drove to Downing, kissed goodnight.</text:p>
      <text:p text:style-name="P59"><text:s text:c="3"/>I drove to Waterford, looked into choc stabilizers, went to sleep.</text:p>
      <text:p text:style-name="P59"/>
      <text:p text:style-name="P59">VII.XXV</text:p>
      <text:p text:style-name="P59"/>
      <text:p text:style-name="P59">My alarm went off at 9 and I snoozed it for ten minutes. I had a text from Steve asking about playing Aryuprana. I scooped liter, put dishes away, <text:soft-page-break/>fed/watered, gathered belongings, played Wordle (HAUNT in five,) checked the mail, did chess puzzles, listened to a memo from Scott, got in the car, went to Exxon, got $10 in gas/coffee.</text:p>
      <text:p text:style-name="P90"><text:span text:style-name="T65"><text:s text:c="3"/>I drove to Hillcrest, let Myrtle out, ate blueberries, goulash, pizza, charged my phone, talked to my dad, wrote.</text:span><text:span text:style-name="T32">1131</text:span><text:span text:style-name="T65"> I drove to Downing, sat w/ Myrtle on the chair while Hannah gathered her things. I helped a little with packing the car, put Myrtle on Hannah’s lap, drove to Meyers, grabbed rain coat, black jacket, blue blanket, weighted planked, duffel, headlamp, chatted with Stephen, got back in the car, drove west on 240, got off at Smoky Park, put $25 of gas in the car, drove to Thomas’ house, dropped off his power adapter, drove all the way to Teaberry Hill.</text:span></text:p>
      <text:p text:style-name="P59"><text:s text:c="3"/>I parked next to the main structure, tooted my horn. Hannah said I was gonna have to toot louder than that, but Becky immediately, excitedly appeared, showed us the ropes. We settled on a site by the creek, put Myrtle on a rope, set up the tent/hammock, talked about our anxieties, had hammock/chair time.</text:p>
      <text:p text:style-name="P90"><text:span text:style-name="T65"><text:s text:c="3"/>I got into the hammock with Hannah, read a chapter of </text:span><text:span text:style-name="T64">Free Play</text:span><text:span text:style-name="T65">.</text:span></text:p>
      <text:p text:style-name="P59"><text:s text:c="3"/>We drove to the Stecoah Cultural Arts Center on Becky’s recommendation, sat on the porch w/ a banjo picker, ate dinner, realized the main performance was with Unspoken Tradition. We drove to Robinsville, found an ice cream truck, got Myrtle a pup cup, ate at a nice table, drove back to Teaberry talking about borderline personality disorder.</text:p>
      <text:p text:style-name="P59"><text:s text:c="3"/>We walked the trail, threw frisbee with Myrtle, got water from the fridge, went to bed.</text:p>
      <text:p text:style-name="P60">VII.XXVI</text:p>
      <text:p text:style-name="P59"/>
      <text:p text:style-name="P90"><text:span text:style-name="T65">Woke from dreams of hip-hop shows. Hannah made coffees. I walked down to the restroom, charged my phone, got my notebook, wrote.</text:span><text:span text:style-name="T32">924</text:span><text:span text:style-name="T65"> </text:span></text:p>
      <text:p text:style-name="P59"/>
      <text:p text:style-name="P39">From a random text file on Ross’s iMac via Nano in the terminal: </text:p>
      <text:p text:style-name="P40"><text:s text:c="3"/>We drove to Lucy in the Rye, ate. I sat on the corner with Myrtle while Hannah checked out the local outfitter. I drove us to Hannah's house, shuffled some things around, went to check on Merlin and Ophelia, then to Hillcrest.</text:p>
      <text:p text:style-name="P41"><text:s text:c="3"/>I dropped off Myrtle, drove to Leo's House of Thirst, sat with Alyse/Melissa Stutts. We watched Steve, Evan, Kevin, Jacob play music, were joined by Hannah, Clay, Becca, David Wimbesh, Jay Moyle, plenty others. I walked Hannah to her car, rode to Aldi, walked around with her, kissed goodbye, got in my car, drove to Hillcrest. I stayed up til 1:30 doing Shortcut case design, eventually realizing there was nothing connecting the two halves.</text:p>
      <text:p text:style-name="P41"/>
      <text:p text:style-name="P41">VII.XXVIII</text:p>
      <text:p text:style-name="P41"/>
      <text:p text:style-name="P41">I woke, made six cups of coffee, came up with a janky solution to the Shortcut case, designed a cooler keyboard, ate, did the whole PCB, lost track of time. It was after eight when I called Hannah, drove to Ingles, bought hop water, continued to Downing, ate mac n' cheese + hot dogs, watched pottery, drove back to Hillcrest, redid the CN-634 PCB over and over again. I tried to sleep at 4AM, but didn't really do very much.</text:p>
      <text:p text:style-name="P41"/>
      <text:p text:style-name="P41"/>
      <text:p text:style-name="P42">VII.XXIX</text:p>
      <text:p text:style-name="P41"/>
      <text:p text:style-name="P84"><text:span text:style-name="T98">I woke around 9:30 after rocket ship dreams, did some 2D case mockup, struggled with Wordle (OMEGA in three.)</text:span><text:span text:style-name="T45">1253</text:span></text:p>
      <text:p text:style-name="P65"/>
      <text:p text:style-name="P85"><text:span text:style-name="T98">Back to the scratch notebook: </text:span><text:span text:style-name="T95">I did the case design for 634 in one go, collaborated w/ ChatGPT on some logos for Catnap, made a sandwich, opened a Cheerwine, found it disgusting.</text:span><text:span text:style-name="T22">615</text:span></text:p>
      <text:p text:style-name="P61"><text:s text:c="3"/>I painstakingly added switches and keycaps to the model of what I decided to call Double, researched ways to do it better using Discord/ChatGPT. I tried to sleep, but kept getting up to experiment with things.</text:p>
      <text:p text:style-name="P61"/>
      <text:p text:style-name="P61">VII.XXX</text:p>
      <text:p text:style-name="P61"/>
      <text:p text:style-name="P61">I did eventually sleep though and it made me very tired after dreams of working at a gas station, dealing with active shooters. I got up, let Myrtle out, ate blueberries/apple, started a load of laundry.</text:p>
      <text:p text:style-name="P43"/>
      <text:p text:style-name="P85"><text:span text:style-name="T102">Ross</text:span><text:span text:style-name="T98"> fed the cats, opened a bubbly water, made coffee, fed Myrtle, asked ChatGPT for help getting the journal git up to date on </text:span><text:span text:style-name="T102">his</text:span><text:span text:style-name="T98"> iMac, transcribed five days of entries,</text:span><text:span text:style-name="T45">1234</text:span><text:span text:style-name="T98"> </text:span><text:span text:style-name="T99">took a bath,</text:span><text:span text:style-name="T46">120</text:span><text:span text:style-name="T99"> </text:span><text:span text:style-name="T100">watched videos about force sensitive resistors for drum triggers,</text:span><text:span text:style-name="T47">150</text:span><text:span text:style-name="T100"> <text:s/></text:span><text:span text:style-name="T101">made a sandwich.</text:span></text:p>
      <text:p text:style-name="P85"><text:span text:style-name="T101"><text:s text:c="3"/></text:span><text:span text:style-name="T102">He drove to Jeff Sipes’ house, had an efficient rehearsal with Lillie Syracuse and others, saw Melissa on his way out, got in the car, talked to Hannah, got $10 of gas, drove to Hillcrest, made a sandwich, talked with ChatGPT, talked to Hannah, started a very basic 60% keyboard design, went back and forth between bed.</text:span></text:p>
      <text:p text:style-name="P44">vii.xxxi</text:p>
      <text:p text:style-name="P45"/>
      <text:p text:style-name="P86"><text:span text:style-name="T98">Ross woke, placed switches, went back to bed, got up around noon, placed diodes, found out about Asheville Makers thanks to ChatGPT, did some routing.</text:span><text:span text:style-name="T45">318</text:span><text:span text:style-name="T98"> </text:span></text:p>
      <text:p text:style-name="P47"><text:s text:c="3"/>Ross asked ChatGPT to write his journal for him:</text:p>
      <text:p text:style-name="P62"><text:s text:c="3"/>Since my last entry, things have been a blur in the best kind of way. Yesterday, I went to Downing and helped Hannah load up the Space Bug, then headed over to Pritchard to set up the PA. The energy in the park was unreal — maybe the wildest I’ve ever seen — a kind of collective spark buzzing through everyone. Afterward, I stopped by Sweets n' Seats, then dropped the PA back off and made my way to Hillcrest.</text:p>
      <text:p text:style-name="P62"/>
      <text:p text:style-name="P62">Spent the evening deep in the keyboard design — I stayed up late sketching, measuring, and figuring out how to rotate the middle PCB so the Pro Micro could sit just right, while the signal passed through the side boards. </text:p>
      <text:p text:style-name="P62"/>
      <text:p text:style-name="P62">IX.I</text:p>
      <text:p text:style-name="P62"/>
      <text:p text:style-name="P62">My alarm went off at 8, and I stumbled out of bed to make coffee before heading to WNCW. Played in Studio-B with Lillie, which was a treat as always.</text:p>
      <text:p text:style-name="P62"/>
      <text:p text:style-name="P62">From there, drove to Hendersonville to meet Hannah for lunch at Black Bear. Sat with her a bit while she talked to her boss on the phone. Hit traffic on 26 afterward and really had to pee — finally stopped at Meyers, where I grabbed those header pins I’d been thinking about and chatted for a bit with Stephen.</text:p>
      <text:p text:style-name="P62"/>
      <text:p text:style-name="P62">Then it was back to Hillcrest to let Myrtle out, picked up some tapes from UPS, laid on the couch, scrolled through and shared a few reels, and wound down talking to ChatGPT about this design.</text:p>
      <text:p text:style-name="P62"/>
      <text:p text:style-name="P86"><text:soft-page-break/><text:span text:style-name="T96">All in all, a long but satisfying stretch — a mix of running around, music, little technical victories, and stolen moments of rest. Feels good to have it all down.</text:span><text:span text:style-name="T23">420</text:span><text:span text:style-name="T96"> </text:span><text:span text:style-name="T98"><text:tab/></text:span></text:p>
      <text:p text:style-name="P46"/>
      <text:p text:style-name="P48">Ross did design work until Hannah arrived in a rain storm at 9:30, crying with a frozen pizza and ginger beer. She had already been heading toward a meltdown but Ross really didn’t want to drive to West Asheville. They spent a while cuddling, and, as soon as she ate, she felt better. They watched an episode of pottery. Hannah left. Ross opened up OnShape but got frustrated and was brutally tired, fell asleep.</text:p>
      <text:p text:style-name="P48"/>
      <text:p text:style-name="P48">ix.ii</text:p>
      <text:p text:style-name="P48"/>
      <text:p text:style-name="P48">Ross woke from many vivid, active dreams, felt more tired than before he had fallen asleep. Leann texted saying they wouldn’t be back til 330 or 430, so Ross went back to sleep until 1130. He got up then, opened a La Croix, did circles around the house, folding one shirt, recycling one item, packing away one belonging until the house was clean.</text:p>
      <text:p text:style-name="P87"><text:span text:style-name="T98"><text:s text:c="3"/>He left at 2, drove to Meyers, slowly alternated between laying in bed and loading things in, looking at his phone, setting up his computer, and, eventually, writing.</text:span><text:span text:style-name="T45">316</text:span><text:span text:style-name="T98"> </text:span><text:span text:style-name="T103">He spent a while being patient in Onshape until, finally, he felt like he had correctly created a model for an MX keyswitch with an R1-1U keycap that could be easily replicated across a PCB.</text:span><text:span text:style-name="T48">413</text:span><text:span text:style-name="T103"> </text:span></text:p>
      <text:p text:style-name="P87"><text:span text:style-name="T103"><text:s text:c="3"/></text:span><text:span text:style-name="T104">Ross drove to All Day Darling, brought in some hardware, ordered a burger, started to set up, ate, finished setting up, played two fun sets with Ryan/Dulaney, called Hannah, drove to the Brew Pump, bought hop water, went down to Downing, talked about calendars, 3D printers, sewing machines, drove up to Meyers.</text:span><text:span text:style-name="T49">1123</text:span><text:span text:style-name="T104"> </text:span><text:span text:style-name="T105">He played around with switches and keycaps in Onshape but eventually abandoned, listened to his houseguest blasting </text:span><text:span text:style-name="T97">That 70s Show</text:span><text:span text:style-name="T105">.</text:span></text:p>
      <text:p text:style-name="P88"><text:span text:style-name="T98"/></text:p>
      <text:p text:style-name="P88"><text:span text:style-name="T98"/></text:p>
      <text:p text:style-name="P88"><text:span text:style-name="T98"/></text:p>
      <text:p text:style-name="P88"><text:soft-page-break/><text:span text:style-name="T98">ix.iii</text:span></text:p>
      <text:p text:style-name="P88"><text:span text:style-name="T98"/></text:p>
      <text:p text:style-name="P88"><text:span text:style-name="T98">Ross woke to his alarm, walked to the market, got a sandwich/coffee, walked to Morgan’s Comics, said aloha to the art class, swept, accepted some cards, hung with Hannah, sold lots of stuff, ate, locked up, took out the trash, walked down to Downing, ate pizza, watched Pottery, cuddled on the couch, took grapes, ate them on the way to Meyers, tackled Onshape and finally crafted composite switch/cap parts that could be selectively hidden for a 60% keyboard, namely Tabby.</text:span><text:span text:style-name="T45">1244</text:span><text:span text:style-name="T98"> </text:span></text:p>
      <text:p text:style-name="P88"><text:span text:style-name="T98"/></text:p>
      <text:p text:style-name="P102"><text:span text:style-name="T98">ix.iv</text:span></text:p>
      <text:p text:style-name="P102"><text:span text:style-name="T98"/></text:p>
      <text:p text:style-name="P102"><text:span text:style-name="T98">Ross wrote in his notebook:</text:span></text:p>
      <text:p text:style-name="P102"><text:span text:style-name="T95">I slept hard, woke at 11, didn’t really want to walk on account of the seemingly looming rain. I sucked it up, packed my bag, printed journal pages, which required getting my Mac file up to date. I walked straight to the bank, deposited $120, went to High Five, ordered a coffee in a ceramic mug, played Wordle (RIGID in three,) edited pages 9-12, wrote.</text:span><text:span text:style-name="T22">155</text:span></text:p>
      <text:p text:style-name="P102"><text:span text:style-name="T22"/></text:p>
      <text:p text:style-name="P102"><text:span text:style-name="T98">Ross walked to the west side, noticed it was 3PM, went to UJ, sat next to Tom Cornish, ordered turkey pita w/ tots &amp; Coke, </text:span><text:span text:style-name="T106">ate, walked to Izzy’s, ordered a drip, wat on the porch, talked to Hannah, </text:span><text:span text:style-name="T98">walked down to Middlemont, set up drums, had a fun and surprisingly productive rehearsal with Bellah, June, Melissa, Amanda, Amber, Ryan, Dulci, Kevin, started by two songs with Lillie, who was joined by her partner.</text:span></text:p>
      <text:p text:style-name="P102"><text:span text:style-name="T98"><text:s text:c="3"/>Rehearsal finished and Ross walked up to Haywood, running into Casey, Alan, Wendi at UJ. Hannah was frantically trying to find him at that point, was parked in front of the Hop. Ross walked to her, apologized, rode down to Downing, ate cherries, made love, went to bed.</text:span></text:p>
      <text:p text:style-name="P104"/>
      <text:p text:style-name="P103"><text:span text:style-name="T98">ix.v</text:span></text:p>
      <text:p text:style-name="P102"><text:span text:style-name="T98"/></text:p>
      <text:p text:style-name="P102"><text:span text:style-name="T98">Ross woke, shortly heard Hannah’s alarm, cuddled, helped her drum out the pattern to her alarm, got dressed, worried Hannah that they were not sticking to their coffee tradition. He walked to Ingles, bought grapes, sparkling water, peas, ramen, went to Bad Manners, ordered a drip, walked to Meyers.</text:span><text:span text:style-name="T45">912</text:span><text:span text:style-name="T98"> <text:s/></text:span></text:p>
      <text:p text:style-name="P102"><text:span text:style-name="T98"><text:s text:c="3"/></text:span><text:span text:style-name="T107">He finished his PCB rework and case design for Tabby with just enough time to walk to the market, buy a burrito, call his dad for his 80</text:span><text:span text:style-name="T50">th</text:span><text:span text:style-name="T107"> birthday, talk to his sister, chug his burrito, sit impatiently through a meeting with Ryan, Melissa, Hannah, Bellah, June, Max, walk with Hannah for a bit talking about what was wrong until she had to pedal away for class.</text:span></text:p>
      <text:p text:style-name="P102"><text:span text:style-name="T107"><text:s text:c="3"/>He went to Odd’s, ordered a coffee, walked to Meyers, made a slight design adjustment, got in the Camry, drove to Asheville Makers on Coxe for open house, met a bunch of cool nerds and admired equipment. He drove home, ordered the Tabby PCB with Slab bottom, soldered switches into Shortcut, talked to Hannah, ate beet salad from Bri, got some calipers from the basement, did a little bit of Shortcut case redesign, fell asleep.</text:span></text:p>
      <text:p text:style-name="P102"><text:span text:style-name="T107"/></text:p>
      <text:p text:style-name="P104"><text:span text:style-name="T98">ix.vi</text:span></text:p>
      <text:p text:style-name="P104"><text:span text:style-name="T98"/></text:p>
      <text:p text:style-name="P104"><text:span text:style-name="T98">Ross woke a bit before his alarm, attached a second PCB to the underside of Shortcut, typed journal entries on it.</text:span><text:span text:style-name="T45">81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8-06T08:14:23.495549344</dc:date>
    <meta:editing-duration>P278DT21H23M11S</meta:editing-duration>
    <meta:editing-cycles>1686</meta:editing-cycles>
    <meta:generator>LibreOffice/24.2.5.2$MacOSX_X86_64 LibreOffice_project/bffef4ea93e59bebbeaf7f431bb02b1a39ee8a59</meta:generator>
    <meta:print-date>2025-07-22T12:16:37.436670714</meta:print-date>
    <meta:document-statistic meta:table-count="0" meta:image-count="0" meta:object-count="0" meta:page-count="25" meta:paragraph-count="185" meta:word-count="7294" meta:character-count="41488" meta:non-whitespace-character-count="34052"/>
  </office:meta>
</office:document-meta>
</file>